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transform="translate(-5.38641in -3.03922in) rotate(-4.71239) translate(5.38641in 3.03922in)" draw:name="Image 1" text:anchor-type="as-char" svg:width="10.77282in" svg:height="6.07844in" style:rel-width="scale" style:rel-height="scale"><draw:image xlink:href="media/image1.png" xlink:type="simple" xlink:show="embed" xlink:actuate="onLoad"/><svg:title/><svg:desc>Une image contenant capture d’écran, Caractère coloré, ligne, vert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 fo:language="en" fo:country="GB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 fo:language="en" fo:country="GB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 fo:language="en" fo:country="GB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 fo:language="en" fo:country="GB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 fo:language="en" fo:country="GB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 fo:language="en" fo:country="GB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 fo:language="en" fo:country="GB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 fo:language="en" fo:country="GB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 fo:language="en" fo:country="GB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en" fo:country="GB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 fo:language="en" fo:country="GB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 fo:language="en" fo:country="GB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 fo:language="en" fo:country="GB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garndo Djimtone</meta:initial-creator>
    <dc:creator>Ngarndo Djimtone</dc:creator>
    <meta:creation-date>2024-03-14T14:10:00Z</meta:creation-date>
    <dc:date>2024-03-14T14:11:00Z</dc:date>
    <meta:template xlink:href="Normal.dotm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